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LTC700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[.B1]/[.B2]"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Rsns Dissipation</text:p>
          </table:table-cell>
          <table:table-cell table:formula="of:=[.B2]^2*[.B3]" office:value-type="float" office:value="400" calcext:value-type="float">
            <text:p>400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Rds On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Ploss</text:p>
          </table:table-cell>
          <table:table-cell table:formula="of:=[.B2]^2*[.B5]" office:value-type="float" office:value="460" calcext:value-type="float">
            <text:p>460</text:p>
          </table:table-cell>
          <table:table-cell office:value-type="string" calcext:value-type="string">
            <text:p>mW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table table:name="MIC5014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urn 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 table:formula="of:=[.B1]+[.B2]" office:value-type="string" office:string-value="" calcext:value-type="error">
            <text:p>#VALUE!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[.B3])*1000000" office:value-type="string" office:string-value="" calcext:value-type="error">
            <text:p>#VALUE!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13:27:08.4678805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4-08-25T12:08:36.095824500</dc:date>
    <meta:editing-duration>P3DT20H12M59S</meta:editing-duration>
    <meta:editing-cycles>12</meta:editing-cycles>
    <meta:generator>LibreOffice/7.2.2.2$MacOSX_X86_64 LibreOffice_project/02b2acce88a210515b4a5bb2e46cbfb63fe97d56</meta:generator>
    <meta:document-statistic meta:table-count="3" meta:cell-count="74" meta:object-count="0"/>
  </office:meta>
</office:document-meta>
</file>